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8942" officeooo:paragraph-rsid="0011894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0305" officeooo:paragraph-rsid="0012030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UDIO ALVES DUARTE FILHO</text:p>
      <text:p text:style-name="P1"/>
      <text:p text:style-name="P2">48 an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12:10:55.574463731</meta:creation-date>
    <dc:date>2020-06-25T14:05:26.954842008</dc:date>
    <meta:editing-duration>PT1M27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2" meta:word-count="6" meta:character-count="33" meta:non-whitespace-character-count="29"/>
  </office:meta>
</office:document-meta>
</file>